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anitised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LAY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Eugene Korey</text:p>
          </table:table-cell>
          <table:table-cell office:value-type="string" calcext:value-type="string">
            <text:p>Butcher</text:p>
          </table:table-cell>
          <table:table-cell table:style-name="ce3" office:value-type="date" office:date-value="1985-09-21" calcext:value-type="date">
            <text:p>1985-09-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al_fantasy_freak1993@hotmail.com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ileen Louise</text:p>
          </table:table-cell>
          <table:table-cell office:value-type="string" calcext:value-type="string">
            <text:p>Jackman</text:p>
          </table:table-cell>
          <table:table-cell table:style-name="ce3" office:value-type="date" office:date-value="1993-10-28" calcext:value-type="date">
            <text:p>1993-10-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Marsden</text:p>
          </table:table-cell>
          <table:table-cell table:style-name="ce3" office:value-type="date" office:date-value="1985-10-12" calcext:value-type="date">
            <text:p>1985-10-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ardell</text:p>
          </table:table-cell>
          <table:table-cell office:value-type="string" calcext:value-type="string">
            <text:p>Huddleston</text:p>
          </table:table-cell>
          <table:table-cell table:style-name="ce3" office:value-type="date" office:date-value="1991-02-13" calcext:value-type="date">
            <text:p>1991-02-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ighton.buzzard@gmail.com</text:p>
          </table:table-cell>
          <table:table-cell office:value-type="string" calcext:value-type="string">
            <text:p>Leighto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uzzard</text:p>
          </table:table-cell>
          <table:table-cell table:style-name="ce3" office:value-type="date" office:date-value="1980-05-17" calcext:value-type="date">
            <text:p>1980-05-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Kennard</text:p>
          </table:table-cell>
          <table:table-cell office:value-type="string" calcext:value-type="string">
            <text:p>Payne</text:p>
          </table:table-cell>
          <table:table-cell table:style-name="ce3" office:value-type="date" office:date-value="2000-05-31" calcext:value-type="date">
            <text:p>2000-05-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_maddy@gmail.com</text:p>
          </table:table-cell>
          <table:table-cell office:value-type="string" calcext:value-type="string">
            <text:p>Madeleine</text:p>
          </table:table-cell>
          <table:table-cell/>
          <table:table-cell office:value-type="string" calcext:value-type="string">
            <text:p>Daubney</text:p>
          </table:table-cell>
          <table:table-cell table:style-name="ce3" office:value-type="date" office:date-value="1991-03-08" calcext:value-type="date">
            <text:p>1991-03-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Rogers</text:p>
          </table:table-cell>
          <table:table-cell table:style-name="ce3" office:value-type="date" office:date-value="1965-07-30" calcext:value-type="date">
            <text:p>1965-07-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Loraine</text:p>
          </table:table-cell>
          <table:table-cell office:value-type="string" calcext:value-type="string">
            <text:p>Hathaway</text:p>
          </table:table-cell>
          <table:table-cell table:style-name="ce3" office:value-type="date" office:date-value="2004-01-02" calcext:value-type="date">
            <text:p>2004-01-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Tabitha</text:p>
          </table:table-cell>
          <table:table-cell/>
          <table:table-cell office:value-type="string" calcext:value-type="string">
            <text:p>Stacey</text:p>
          </table:table-cell>
          <table:table-cell table:style-name="ce3" office:value-type="date" office:date-value="2005-09-10" calcext:value-type="date">
            <text:p>2005-0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Joy Bernardette Louise</text:p>
          </table:table-cell>
          <table:table-cell office:value-type="string" calcext:value-type="string">
            <text:p>Marsden</text:p>
          </table:table-cell>
          <table:table-cell table:style-name="ce3" office:value-type="date" office:date-value="1960-04-28" calcext:value-type="date">
            <text:p>1960-04-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_marsden@gmail.com</text:p>
          </table:table-cell>
          <table:table-cell office:value-type="string" calcext:value-type="string">
            <text:p>Ulysses</text:p>
          </table:table-cell>
          <table:table-cell/>
          <table:table-cell office:value-type="string" calcext:value-type="string">
            <text:p>Marsden</text:p>
          </table:table-cell>
          <table:table-cell table:style-name="ce3" office:value-type="date" office:date-value="1977-05-07" calcext:value-type="date">
            <text:p>1977-05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office:value-type="string" calcext:value-type="string">
            <text:p>079 6943 8448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_fantasy_freak1993@hotmail.com</text:p>
          </table:table-cell>
          <table:table-cell office:value-type="string" calcext:value-type="string">
            <text:p>07700 900909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0151 496 0777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0131 496 0470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ghton.buzzard@gmail.com</text:p>
          </table:table-cell>
          <table:table-cell office:value-type="string" calcext:value-type="string">
            <text:p>0117 496 0714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ghton.buzzard@gmail.com</text:p>
          </table:table-cell>
          <table:table-cell office:value-type="string" calcext:value-type="string">
            <text:p>0131 496 0962</text:p>
          </table:table-cell>
          <table:table-cell office:value-type="string" calcext:value-type="string">
            <text:p>wo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office:value-type="string" calcext:value-type="string">
            <text:p>07700 900654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d_maddy@gmail.com</text:p>
          </table:table-cell>
          <table:table-cell office:value-type="string" calcext:value-type="string">
            <text:p>0115 496 0961</text:p>
          </table:table-cell>
          <table:table-cell office:value-type="string" calcext:value-type="string">
            <text:p>wo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d_maddy@gmail.com</text:p>
          </table:table-cell>
          <table:table-cell office:value-type="string" calcext:value-type="string">
            <text:p>020 7946 0501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07700 900949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07700 900939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07837 585417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office:value-type="string" calcext:value-type="string">
            <text:p>078 8934 4229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_marsden@gmail.com</text:p>
          </table:table-cell>
          <table:table-cell office:value-type="string" calcext:value-type="string">
            <text:p>0131 496 0745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U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iversity Sports Centre</text:p>
          </table:table-cell>
          <table:table-cell office:value-type="string" calcext:value-type="string">
            <text:p>9 St Leonard’s Rd, St Andrews KY16 9D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ast Sands Leisure Centre</text:p>
          </table:table-cell>
          <table:table-cell office:value-type="string" calcext:value-type="string">
            <text:p>2 St Mary St, St Andrews KY16 8L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stone Crook Sports Centre</text:p>
          </table:table-cell>
          <table:table-cell office:value-type="string" calcext:value-type="string">
            <text:p>69 Kirk Rd, Newport-on-Tay DD6 8H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thill Squash Club</text:p>
          </table:table-cell>
          <table:table-cell office:value-type="string" calcext:value-type="string">
            <text:p>20 Forthill Road, Broughty Ferry, Dundee DD5 3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versity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st Sands Leisure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st Sands Leisure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terstone Crook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terstone Crook Sports Cen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thill Squash Club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thill Squash Club</text:p>
          </table:table-cell>
          <table:table-cell table:number-columns-repeated="7"/>
        </table:table-row>
        <table:table-row table:style-name="ro1">
          <table:table-cell/>
          <table:table-cell table:style-name="ce22"/>
          <table:table-cell table:number-columns-repeated="8"/>
        </table:table-row>
        <table:table-row table:style-name="ro1">
          <table:table-cell/>
          <table:table-cell table:style-name="ce23"/>
          <table:table-cell table:style-name="ce25"/>
          <table:table-cell table:number-columns-repeated="7"/>
        </table:table-row>
        <table:table-row table:style-name="ro1">
          <table:table-cell office:value-type="string" calcext:value-type="string">
            <text:p>LEAGUE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rrogers@yahoo.co.uk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rrogers@yahoo.co.uk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_marsden@gmail.com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uis.payne@gmail.com</text:p>
          </table:table-cell>
          <table:table-cell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itha.stacey@gmail.com</text:p>
          </table:table-cell>
          <table:table-cell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lvia.hathaway@gmail.com</text:p>
          </table:table-cell>
          <table:table-cell/>
          <table:table-cell table:style-name="ce23"/>
          <table:table-cell table:style-name="ce25"/>
          <table:table-cell table:number-columns-repeated="2"/>
        </table:table-row>
        <table:table-row table:style-name="ro1">
          <table:table-cell office:value-type="string" calcext:value-type="string">
            <text:p>League Player</text:p>
          </table:table-cell>
          <table:table-cell table:style-name="ce8"/>
          <table:table-cell table:style-name="ce25"/>
          <table:table-cell table:number-columns-repeated="3"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u_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u_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_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23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_fantasy_freak1993@hot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_fantasy_freak1993@hot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2"/>
          <table:table-cell table:style-name="ce8"/>
          <table:table-cell table:style-name="ce25"/>
          <table:table-cell table:number-columns-repeated="2"/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d Matc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tasha.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8-09-30" calcext:value-type="date">
            <text:p>2018-09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u_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8-10-28" calcext:value-type="date">
            <text:p>2018-10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hill Squash Club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u_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8-11-02" calcext:value-type="date">
            <text:p>2018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tasha.marsden@gmail.c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11-04" calcext:value-type="date">
            <text:p>2018-11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office:value-type="string" calcext:value-type="string">
            <text:p>u_marsden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11-06" calcext:value-type="date">
            <text:p>2018-11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hill Squash Club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srrogers@yahoo.co.u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11-09" calcext:value-type="date">
            <text:p>2018-11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office:value-type="string" calcext:value-type="string">
            <text:p>u_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9-09-27" calcext:value-type="date">
            <text:p>2019-09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u_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9-09-29" calcext:value-type="date">
            <text:p>2019-09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tasha.marsden@gmail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9-29" calcext:value-type="date">
            <text:p>2019-09-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srrogers@yahoo.co.uk</text:p>
          </table:table-cell>
          <table:table-cell office:value-type="string" calcext:value-type="string">
            <text:p>tasha.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9-10-02" calcext:value-type="date">
            <text:p>2019-1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hill Squash Club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srrogers@yahoo.co.u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10-09" calcext:value-type="date">
            <text:p>2019-10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u_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9-10-30" calcext:value-type="date">
            <text:p>2019-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tasha.marsden@gmail.com</text:p>
          </table:table-cell>
          <table:table-cell office:value-type="string" calcext:value-type="string">
            <text:p>u_marsden@gmail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0-02" calcext:value-type="date">
            <text:p>2020-1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tasha.marsden@g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0-09" calcext:value-type="date">
            <text:p>2020-10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u_marsden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1-05" calcext:value-type="date">
            <text:p>2020-11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hill Squash Club</text:p>
          </table:table-cell>
          <table:table-cell table:style-name="ce23" office:value-type="string" calcext:value-type="string">
            <text:p>Oldies cup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tabitha.stacey@gmail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4-05" calcext:value-type="date">
            <text:p>2018-04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8-04-11" calcext:value-type="date">
            <text:p>2018-04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sylvia.hathaway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4-17" calcext:value-type="date">
            <text:p>2018-04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office:value-type="string" calcext:value-type="string">
            <text:p>jwh@hot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8-05-07" calcext:value-type="date">
            <text:p>2018-05-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23" calcext:value-type="date">
            <text:p>2018-05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hill Squash Club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tabitha.stacey@g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8-05-25" calcext:value-type="date">
            <text:p>2018-05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louis.payne@gmail.com</text:p>
          </table:table-cell>
          <table:table-cell office:value-type="string" calcext:value-type="string">
            <text:p>tabitha.stacey@gmail.c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8-05-28" calcext:value-type="date">
            <text:p>2018-05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final_fantasy_freak1993@hotmail.com</text:p>
          </table:table-cell>
          <table:table-cell office:value-type="string" calcext:value-type="string">
            <text:p>sylvia.hathaway@gmail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6-13" calcext:value-type="date">
            <text:p>2018-06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8-06-21" calcext:value-type="date">
            <text:p>2018-06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louis.payne@gmail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7-09" calcext:value-type="date">
            <text:p>2018-07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butch@xyz.clu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9-04-11" calcext:value-type="date">
            <text:p>2019-04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4-12" calcext:value-type="date">
            <text:p>2019-04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butch@xyz.clu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4-16" calcext:value-type="date">
            <text:p>2019-04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tabitha.stacey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4-19" calcext:value-type="date">
            <text:p>2019-04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sylvia.hathaway@g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9-04-24" calcext:value-type="date">
            <text:p>2019-04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9-04-30" calcext:value-type="date">
            <text:p>2019-04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sylvia.hathaway@g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5-03" calcext:value-type="date">
            <text:p>2019-05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9-05-13" calcext:value-type="date">
            <text:p>2019-05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final_fantasy_freak1993@hot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5-21" calcext:value-type="date">
            <text:p>2019-05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sylvia.hathaway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6-06" calcext:value-type="date">
            <text:p>2019-06-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sylvia.hathaway@gmail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9-06-28" calcext:value-type="date">
            <text:p>2019-06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tabitha.stacey@gmail.c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7-15" calcext:value-type="date">
            <text:p>2019-07-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gary_the_man@yahoo.co.u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7-17" calcext:value-type="date">
            <text:p>2019-07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jwh@hotmail.com</text:p>
          </table:table-cell>
          <table:table-cell office:value-type="string" calcext:value-type="string">
            <text:p>butch@xyz.clu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9-07-22" calcext:value-type="date">
            <text:p>2019-07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butch@xyz.clu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9-07-26" calcext:value-type="date">
            <text:p>2019-07-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butch@xyz.clu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05-05" calcext:value-type="date">
            <text:p>2020-05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office:value-type="string" calcext:value-type="string">
            <text:p>sylvia.hathaway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05-15" calcext:value-type="date">
            <text:p>2020-05-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stone Crook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gary_the_man@yahoo.co.uk</text:p>
          </table:table-cell>
          <table:table-cell office:value-type="string" calcext:value-type="string">
            <text:p>sylvia.hathaway@gmail.c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05-26" calcext:value-type="date">
            <text:p>2020-05-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Sands Leisure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sylvia.hathaway@gmail.c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05-28" calcext:value-type="date">
            <text:p>2020-05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Sands Leisure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tabitha.stacey@gmail.com</text:p>
          </table:table-cell>
          <table:table-cell office:value-type="string" calcext:value-type="string">
            <text:p>gary_the_man@yahoo.co.u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07-03" calcext:value-type="date">
            <text:p>2020-07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Sands Leisure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butch@xyz.club</text:p>
          </table:table-cell>
          <table:table-cell office:value-type="string" calcext:value-type="string">
            <text:p>gary_the_man@yahoo.co.u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07-06" calcext:value-type="date">
            <text:p>2020-07-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Sports Centre</text:p>
          </table:table-cell>
          <table:table-cell table:style-name="ce8" office:value-type="string" calcext:value-type="string">
            <text:p>Alexander McLintoch trophy</text:p>
          </table:table-cell>
          <table:table-cell table:style-name="ce25" office:value-type="float" office:value="2020" calcext:value-type="float">
            <text:p>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28:24.08784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22T14:26:57.874009083</meta:creation-date>
    <dc:date>2021-04-21T11:30:47.484879009</dc:date>
    <meta:editing-duration>PT3H46M14S</meta:editing-duration>
    <meta:editing-cycles>29</meta:editing-cycles>
    <meta:generator>LibreOffice/6.3.5.2$Linux_X86_64 LibreOffice_project/30$Build-2</meta:generator>
    <meta:document-statistic meta:table-count="1" meta:cell-count="652" meta:object-count="0"/>
  </office:meta>
</office:document-meta>
</file>